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: 50943</text:span></text:p>
      <text:p text:style-name="P6"/>
      <text:p text:style-name="Standard"><text:span text:style-name="T4">שם העסק/מבנה</text:span><text:span text:style-name="T3"> <text:s text:c="2"/></text:span><text:span text:style-name="T1"><text:s/>מגדלי היובל</text:span></text:p>
      <text:p text:style-name="P7"/>
      <text:p text:style-name="Standard"><text:span text:style-name="T4">כתובת</text:span><text:span text:style-name="T3"> </text:span><text:span text:style-name="T4"><text:s text:c="2"/></text:span><text:span text:style-name="T1">עין הקורא 10 ראשל"צ</text:span></text:p>
      <text:p text:style-name="P7"/>
      <text:p text:style-name="Standard"><text:span text:style-name="T4">טלפון</text:span><text:span text:style-name="T1"> <text:s text:c="20"/></text:span></text:p>
      <text:p text:style-name="P7"/>
      <text:p text:style-name="Standard"><text:span text:style-name="T4">המפתחות נמצאים</text:span><text:span text:style-name="T1"> <text:s/></text:span></text:p>
      <text:p text:style-name="P3"/>
      <text:p text:style-name="Standard"><text:span text:style-name="T4">מיקום מפסק זרם ראשי</text:span><text:span text:style-name="T1"> <text:s text:c="2"/>במרתף חניון 1- יש מתג חשמל בקרקע כניסה לבניין</text:span></text:p>
      <text:p text:style-name="P3"/>
      <text:p text:style-name="Standard"><text:span text:style-name="T4">גנרטור: </text:span><text:span text:style-name="T1">קיים</text:span><text:span text:style-name="T2"> על גג המבנה</text:span></text:p>
      <text:p text:style-name="Standard"><text:span text:style-name="T4">מיקום ברזי כיבוי עיקריים " 3</text:span><text:span text:style-name="T1"> <text:s/></text:span><text:span text:style-name="T2"><text:s/>ברח' תרמ"ב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בני</text:span></text:p>
          </table:table-cell>
          <table:table-cell table:style-name="Table2.A1" office:value-type="string">
            <text:p text:style-name="Standard"><text:span text:style-name="T1">מנהל תפעול</text:span></text:p>
          </table:table-cell>
          <table:table-cell table:style-name="Table2.A1" office:value-type="string">
            <text:p text:style-name="Standard"><text:span text:style-name="T1">9408890</text:span></text:p>
          </table:table-cell>
          <table:table-cell table:style-name="Table2.A1" office:value-type="string">
            <text:p text:style-name="Standard"><text:span text:style-name="T1">0543031524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יוסי אבא</text:span></text:p>
          </table:table-cell>
          <table:table-cell table:style-name="Table2.A1" office:value-type="string">
            <text:p text:style-name="Standard"><text:span text:style-name="T1">אב הבית</text:span></text:p>
          </table:table-cell>
          <table:table-cell table:style-name="Table2.A1" office:value-type="string">
            <text:p text:style-name="Standard"><text:span text:style-name="T1">9408890</text:span></text:p>
          </table:table-cell>
          <table:table-cell table:style-name="Table2.A1" office:value-type="string">
            <text:p text:style-name="Standard"><text:span text:style-name="T1">0547442441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יהודה</text:span></text:p>
          </table:table-cell>
          <table:table-cell table:style-name="Table2.A1" office:value-type="string">
            <text:p text:style-name="Standard"><text:span text:style-name="T1">מנהל חב'</text:span></text:p>
          </table:table-cell>
          <table:table-cell table:style-name="Table2.A1" office:value-type="string">
            <text:p text:style-name="Standard"><text:span text:style-name="T1">9408890</text:span></text:p>
          </table:table-cell>
          <table:table-cell table:style-name="Table2.A1" office:value-type="string">
            <text:p text:style-name="Standard"><text:span text:style-name="T1">0544737367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יחזקאל/מוריס</text:span></text:p>
          </table:table-cell>
          <table:table-cell table:style-name="Table2.A1" office:value-type="string">
            <text:p text:style-name="Standard"><text:span text:style-name="T1">שומרים</text:span></text:p>
          </table:table-cell>
          <table:table-cell table:style-name="Table2.A1" office:value-type="string">
            <text:p text:style-name="Standard"><text:span text:style-name="T1">9408890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4"/>
      <text:p text:style-name="P8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במרתף 1- חדר טרפו. קומת הבניין תת קרקעיים, חדר משאבות + מאגר מים. כל רומה מחולקת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ל3 אגפים: אף מרכזי ושני חדרי מדרגות נגדיים. 2 מפלסי חניון תת קרקעיים. משותף עם חניון <text:s/>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"כותר ראשון" . ברזי הסנקה למתזים ולהדרנטים בצד רח' תרמ"ב ליד הבנק. בכל המבנה יש מע' <text:s/>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ספרינקלרים. בחניונים יש מע' מפוחי עשן, לוח מפוחים במרתף 1- , בלוח קרקע שי מתגי הפעלה המפוחים בנוסף למתגי חרום לחשמל וגנרטור בקרקע ממול על העמוד בלובי. אין גפ"מ. <text:s/>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חדר משאבות נמצא במפלס 1- מתוך חדר מדרגות דר' ליד חדר אשפה.</text:span><text:bookmark text:name="_GoBack"/></text:p>
          </table:table-cell>
        </table:table-row>
      </table:table>
      <text:p text:style-name="P3"/>
      <text:p text:style-name="P3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3</meta:editing-cycles>
    <meta:print-date>2012-01-05T12:00:00</meta:print-date>
    <meta:creation-date>2014-03-30T12:44:00</meta:creation-date>
    <dc:date>2014-03-30T14:19:00</dc:date>
    <meta:editing-duration>PT14S</meta:editing-duration>
    <meta:generator>OpenOffice/4.0.1$Win32 OpenOffice.org_project/401m5$Build-9714</meta:generator>
    <meta:document-statistic meta:table-count="6" meta:image-count="0" meta:object-count="0" meta:page-count="2" meta:paragraph-count="61" meta:word-count="255" meta:character-count="16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